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8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Table_20_Contents">
      <style:text-properties style:font-name="Arial" fo:font-size="14pt" style:font-name-asian="Arial" style:font-name-complex="Arial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1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3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3012208" text:id="ct1730122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3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3">/] XXX 20200608_12014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3">/] XXX 20200609_16173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3">/] XXX 20200610_112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3_1521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3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4_1024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5_11105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6_09084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3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8_1557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3">/] XXX 20200618_1621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3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2_125953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3_09402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3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4_132216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3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5_1123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7_1125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8_14194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3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3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30_12475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3">/] XXX 20200630_1257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3">/] XXX 20200701_16590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3">/] XXX 20200703_1643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3">/] XXX 20200707_132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3"/>
            <text:p text:style-name="P13">soul+his / and belly / wicked ones</text:p>
            <text:p text:style-name="P13">to have lack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3">/] XXX 20200708_1426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9_1409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</text:p>
            <text:p text:style-name="P15"><text:soft-page-break/><text:s/>אֵבוּס בָּר; <text:s text:c="3"/>וְרָב-תְּבוּאוֹת, בְּכֹחַ שׁוֹר.<text:tab/>4</text:p>
          </table:table-cell>
          <table:table-cell table:style-name="表29.B2" office:value-type="string">
            <text:p text:style-name="P12"/>
            <text:p text:style-name="P12"/>
            <text:p text:style-name="P12">in. there is no / domestic animals</text:p>
            <text:p text:style-name="P12"><text:soft-page-break/>crip / neat / and much</text:p>
            <text:p text:style-name="P12"/>
            <text:p text:style-name="P12">income / in. vigor / bul</text:p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  <text:p text:style-name="P12"/>
            <text:p text:style-name="P12">witness / faithfullness / lo</text:p>
            <text:p text:style-name="P12"/>
            <text:p text:style-name="P12">to lie / and he. to puff / lies</text:p>
            <text:p text:style-name="P12"/>
            <text:p text:style-name="P12">witness / falsehood</text:p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</text:p>
            <text:p text:style-name="P15"><text:s/>וָאָיִן; <text:s text:c="3"/>וְדַעַת</text:p>
            <text:p text:style-name="P15"><text:s/>לְנָבוֹן נָקָל.</text:p>
          </table:table-cell>
          <table:table-cell table:style-name="表29.B2" office:value-type="string">
            <text:p text:style-name="P12"/>
            <text:p text:style-name="P12"/>
            <text:p text:style-name="P12">to seek – one. to mock / wisdom</text:p>
            <text:p text:style-name="P12"/>
            <text:p text:style-name="P12">and there is not / and knowledge</text:p>
            <text:p text:style-name="P12"/>
            <text:p text:style-name="P12">to. one. to understand / light</text:p>
          </table:table-cell>
        </table:table-row>
        <table:table-row>
          <table:table-cell table:style-name="表29.A2" office:value-type="string">
            <text:p text:style-name="P23">/] XXX 20200709_14190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0_1111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  <text:p text:style-name="P12"/>
            <text:p text:style-name="P12">go! / from. in front of / to. man / one-stupid</text:p>
            <text:p text:style-name="P12">and no – to know / lips – </text:p>
            <text:p text:style-name="P12"/>
            <text:p text:style-name="P12">knowledge </text:p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  <text:p text:style-name="P12"/>
            <text:p text:style-name="P12">wisdom / crafty-one / to give consideration</text:p>
            <text:p text:style-name="P12">way+his / and folly / ones-stupid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9</text:p>
            <text:p text:style-name="P15"><text:soft-page-break/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ols / to mock / guilt-offering</text:p>
            <text:p text:style-name="P12"/>
            <text:p text:style-name="P12">and between / upright-ones / approval</text:p>
          </table:table-cell>
        </table:table-row>
        <table:table-row>
          <table:table-cell table:style-name="表29.A2" office:value-type="string">
            <text:p text:style-name="P15">14:10</text:p>
            <text:p text:style-name="P15"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  <text:p text:style-name="P12"/>
            <text:p text:style-name="P12">heart – to know / bitterness</text:p>
            <text:p text:style-name="P12"/>
            <text:p text:style-name="P12">soul+his / and in. to rejoice+him</text:p>
            <text:p text:style-name="P12"/>
            <text:p text:style-name="P12">not – to mix himself / alien-one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1_17125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1</text:p>
            <text:p text:style-name="P15">בֵּית רְשָׁעִים, יִשָּׁמֵד; <text:s text:c="3"/>וְאֹהֶל יְשָׁרִים יַפְרִיחַ.<text:tab/>11 </text:p>
          </table:table-cell>
          <table:table-cell table:style-name="表29.B2" office:value-type="string">
            <text:p text:style-name="P12"/>
            <text:p text:style-name="P12"/>
            <text:p text:style-name="P12">house / wicked ones / to be exterminated</text:p>
            <text:p text:style-name="P12">and tent / upright ones / to bud</text:p>
          </table:table-cell>
        </table:table-row>
        <table:table-row>
          <table:table-cell table:style-name="表29.A2" office:value-type="string">
            <text:p text:style-name="P15">14:12</text:p>
            <text:p text:style-name="P15">יב <text:s/>יֵשׁ דֶּרֶךְ יָשָׁר, לִפְנֵי-אִישׁ; <text:s text:c="3"/>וְאַחֲרִיתָהּ, דַּרְכֵי-מָוֶת.<text:tab/>12</text:p>
          </table:table-cell>
          <table:table-cell table:style-name="表29.B2" office:value-type="string">
            <text:p text:style-name="P12"/>
            <text:p text:style-name="P12"/>
            <text:p text:style-name="P12">there is / way / upright / to. faces – man</text:p>
            <text:p text:style-name="P12">and last+her</text:p>
            <text:p text:style-name="P12"/>
            <text:p text:style-name="P12">ways - death</text:p>
          </table:table-cell>
        </table:table-row>
        <table:table-row>
          <table:table-cell table:style-name="表29.A2" office:value-type="string">
            <text:p text:style-name="P15">14:13</text:p>
            <text:p text:style-name="P15">יג <text:s/>גַּם-בִּשְׂחֹק יִכְאַב-לֵב; <text:s text:c="3"/>וְאַחֲרִיתָהּ שִׂמְחָה תוּגָה.<text:tab/>13</text:p>
          </table:table-cell>
          <table:table-cell table:style-name="表29.B2" office:value-type="string">
            <text:p text:style-name="P12"/>
            <text:p text:style-name="P12"/>
            <text:p text:style-name="P12">even – in. mirth / to be in pain – heart</text:p>
            <text:p text:style-name="P12">and last+her</text:p>
            <text:p text:style-name="P12"/>
            <text:p text:style-name="P12">rejoicing / affliction</text:p>
          </table:table-cell>
        </table:table-row>
        <table:table-row>
          <table:table-cell table:style-name="表29.A2" office:value-type="string">
            <text:p text:style-name="P15">14:14</text:p>
            <text:p text:style-name="P15"><text:soft-page-break/>יד <text:s/>מִדְּרָכָיו יִשְׂבַּע,</text:p>
            <text:p text:style-name="P15"><text:s/>סוּג לֵב; <text:s text:c="3"/>וּמֵעָלָיו, אִישׁ טוֹב.<text:tab/>14 </text:p>
          </table:table-cell>
          <table:table-cell table:style-name="表29.B2" office:value-type="string">
            <text:p text:style-name="P12"/>
            <text:p text:style-name="P12"/>
            <text:p text:style-name="P12"><text:soft-page-break/>from. ways+his / to be surfeited</text:p>
            <text:p text:style-name="P12"/>
            <text:p text:style-name="P12">one-turning-away / heart / and from. on. him</text:p>
            <text:p text:style-name="P12">man / good</text:p>
          </table:table-cell>
        </table:table-row>
        <table:table-row>
          <table:table-cell table:style-name="表29.A2" office:value-type="string">
            <text:p text:style-name="P15">14:15</text:p>
            <text:p text:style-name="P15">טו <text:s/>פֶּתִי, יַאֲמִין לְכָל-דָּבָר; <text:s text:c="3"/>וְעָרוּם, יָבִין לַאֲשֻׁרוֹ.</text:p>
          </table:table-cell>
          <table:table-cell table:style-name="表29.B2" office:value-type="string">
            <text:p text:style-name="P12"/>
            <text:p text:style-name="P12"/>
            <text:p text:style-name="P12">one-simple / to believe / to. every – word</text:p>
            <text:p text:style-name="P12">and crafty-one / to consider</text:p>
            <text:p text:style-name="P12"/>
            <text:p text:style-name="P12">to. progress+his</text:p>
          </table:table-cell>
        </table:table-row>
        <table:table-row>
          <table:table-cell table:style-name="表29.A2" office:value-type="string">
            <text:p text:style-name="P23">/] XXX 20200711_1725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6</text:p>
            <text:p text:style-name="P15">חָכָם יָרֵא, וְסָר מֵרָע; <text:s text:c="3"/>וּכְסִיל, מִתְעַבֵּר</text:p>
            <text:p text:style-name="P15"><text:s/>וּבוֹטֵחַ.<text:tab/>16 </text:p>
          </table:table-cell>
          <table:table-cell table:style-name="表29.B2" office:value-type="string">
            <text:p text:style-name="P12"/>
            <text:p text:style-name="P12"/>
            <text:p text:style-name="P12">wise-one / wearing / and to withdraw / from. evil</text:p>
            <text:p text:style-name="P12">and one-stupid / to be enraged</text:p>
            <text:p text:style-name="P12"/>
            <text:p text:style-name="P12">and to trust</text:p>
          </table:table-cell>
        </table:table-row>
        <table:table-row>
          <table:table-cell table:style-name="表29.A2" office:value-type="string">
            <text:p text:style-name="P15">14:17</text:p>
            <text:p text:style-name="P15">יז <text:s/>קְצַר-אַפַּיִם, יַעֲשֶׂה אִוֶּלֶת; <text:s text:c="3"/>וְאִישׁ מְזִמּוֹת, יִשָּׂנֵא.<text:tab/>17</text:p>
          </table:table-cell>
          <table:table-cell table:style-name="表29.B2" office:value-type="string">
            <text:p text:style-name="P12"/>
            <text:p text:style-name="P12"/>
            <text:p text:style-name="P12">short-one – angers / to do </text:p>
            <text:p text:style-name="P12"/>
            <text:p text:style-name="P12">folly / and man / schemes</text:p>
            <text:p text:style-name="P12"/>
            <text:p text:style-name="P12">to be hated</text:p>
          </table:table-cell>
        </table:table-row>
        <table:table-row>
          <table:table-cell table:style-name="表29.A2" office:value-type="string">
            <text:p text:style-name="P15">14:18</text:p>
            <text:p text:style-name="P15">יח <text:s/>נָחֲלוּ פְתָאיִם אִוֶּלֶת; <text:s text:c="3"/>וַעֲרוּמִים, יַכְתִּרוּ דָעַת.<text:tab/>18 </text:p>
          </table:table-cell>
          <table:table-cell table:style-name="表29.B2" office:value-type="string">
            <text:p text:style-name="P12"/>
            <text:p text:style-name="P12"/>
            <text:p text:style-name="P12">to be alotted / ones-simple</text:p>
            <text:p text:style-name="P12"/>
            <text:p text:style-name="P12">folloy / and crafty-ones</text:p>
            <text:p text:style-name="P12"/>
            <text:p text:style-name="P12">to be compassed about / knowledge</text:p>
          </table:table-cell>
        </table:table-row>
        <text:soft-page-break/>
        <table:table-row>
          <table:table-cell table:style-name="表29.A2" office:value-type="string">
            <text:p text:style-name="P15">14:19</text:p>
            <text:p text:style-name="P15">יט <text:s/>שַׁחוּ רָעִים, לִפְנֵי טוֹבִים; <text:s text:c="3"/>וּרְשָׁעִים, </text:p>
            <text:p text:style-name="P15">עַל-שַׁעֲרֵי צַדִּיק.<text:tab/>19</text:p>
          </table:table-cell>
          <table:table-cell table:style-name="表29.B2" office:value-type="string">
            <text:p text:style-name="P12"/>
            <text:p text:style-name="P12"/>
            <text:p text:style-name="P12">to bow down / evil-men / to. faces</text:p>
            <text:p text:style-name="P12">good-men / and wicked ones</text:p>
            <text:p text:style-name="P12"/>
            <text:p text:style-name="P12">on – gates / righteous-one</text:p>
          </table:table-cell>
        </table:table-row>
        <table:table-row>
          <table:table-cell table:style-name="表29.A2" office:value-type="string">
            <text:p text:style-name="P15">14:20</text:p>
            <text:p text:style-name="P15">כ <text:s/>גַּם-לְרֵעֵהוּ, יִשָּׂנֵא רָשׁ; <text:s text:c="3"/>וְאֹהֲבֵי </text:p>
            <text:p text:style-name="P15">עָשִׁיר רַבִּים.<text:tab/>20</text:p>
          </table:table-cell>
          <table:table-cell table:style-name="表29.B2" office:value-type="string">
            <text:p text:style-name="P12"/>
            <text:p text:style-name="P12"/>
            <text:p text:style-name="P12">even – to. associate+his / to be hated</text:p>
            <text:p text:style-name="P12">one-being-destitute / and ones-loving</text:p>
            <text:p text:style-name="P12">rich-man / many</text:p>
          </table:table-cell>
        </table:table-row>
        <table:table-row>
          <table:table-cell table:style-name="表29.A2" office:value-type="string">
            <text:p text:style-name="P15">14:21</text:p>
            <text:p text:style-name="P15">כא <text:s/>בָּז-לְרֵעֵהוּ </text:p>
            <text:p text:style-name="P15">חוֹטֵא; <text:s text:c="3"/>וּמְחוֹנֵן </text:p>
            <text:p text:style-name="P15">עניים (עֲנָוִים) אַשְׁרָיו.</text:p>
          </table:table-cell>
          <table:table-cell table:style-name="表29.B2" office:value-type="string">
            <text:p text:style-name="P12"/>
            <text:p text:style-name="P12"/>
            <text:p text:style-name="P12">ones-despising – to. associate+his</text:p>
            <text:p text:style-name="P12">to sin / and one-being-gracious</text:p>
            <text:p text:style-name="P12"/>
            <text:p text:style-name="P12">humble-ones / happy!+him</text:p>
          </table:table-cell>
        </table:table-row>
        <table:table-row>
          <table:table-cell table:style-name="表29.A2" office:value-type="string">
            <text:p text:style-name="P23">/] XXX 20200712_171002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2</text:p>
            <text:p text:style-name="P15">הֲלוֹא-יִתְעוּ, חֹרְשֵׁי רָע; <text:s text:c="3"/>וְחֶסֶד וֶאֱמֶת, חֹרְשֵׁי טוֹב.<text:tab/>2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3</text:p>
            <text:p text:style-name="P15">כג <text:s/>בְּכָל-עֶצֶב, יִהְיֶה מוֹתָר; <text:s text:c="3"/>וּדְבַר-<text:soft-page-break/>שְׂפָתַיִם, אַךְ-לְמַחְסוֹר.<text:tab/>2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4</text:p>
            <text:p text:style-name="P15">כד <text:s/>עֲטֶרֶת חֲכָמִים עָשְׁרָם; <text:s text:c="3"/>אִוֶּלֶת כְּסִילִים אִוֶּלֶת.<text:tab/>2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5</text:p>
            <text:p text:style-name="P15">כה <text:s/>מַצִּיל נְפָשׁוֹת, עֵד אֱמֶת; <text:s text:c="3"/>וְיָפִחַ כְּזָבִים מִרְמָה.<text:tab/>2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6</text:p>
            <text:p text:style-name="P15">כו <text:s/>בְּיִרְאַת יְהוָה, מִבְטַח-עֹז; <text:s text:c="3"/>וּלְבָנָיו, יִהְיֶה מַחְסֶה.<text:tab/>26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7</text:p>
            <text:p text:style-name="P15">כז <text:s/>יִרְאַת יְהוָה, מְקוֹר חַיִּים-- <text:s text:c="3"/>לָסוּר, מִמֹּקְשֵׁי מָוֶ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><text:soft-page-break/></text:p>
      <text:p text:style-name="P8">[/  XXX] </text:p>
      <text:p text:style-name="P20"/>
      <text:p text:style-name="P22"/>
      <text:p text:style-name="P21"/>
      <text:p text:style-name="P7">------------------------------------------------------------</text:p>
      <text:p text:style-name="P7">[XXX] 20200327_115755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21"/>
      <text:p text:style-name="P21"/>
      <text:p text:style-name="P1">------------------------------------------------------------ TEMPLATE<text:change text:change-id="ct173012208"/>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/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><text:soft-page-break/></text:p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6348810258623623987" text:style-name="L1">
        <text:list-item>
          <text:p text:style-name="P28"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sheet file</text:p>
            </text:list-item>
            <text:list-item>
              <text:p text:style-name="P28">folders (if any)</text:p>
            </text:list-item>
            <text:list-item>
              <text:p text:style-name="P28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a_</text:p>
          </table:table-cell>
          <table:table-cell table:style-name="表236.C2" office:value-type="string">
            <text:p text:style-name="P26">“<text:span text:style-name="T7">a</text:span>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</text:p>
          </table:table-cell>
          <table:table-cell table:style-name="表236.C2" office:value-type="string">
            <text:p text:style-name="P26">kha: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* (#)</text:p>
          </table:table-cell>
          <table:table-cell table:style-name="表236.C2" office:value-type="string">
            <text:p text:style-name="P26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11"/>
      <text:p text:style-name="P11"><text:soft-page-break/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8511428627244011571" text:style-name="L2">
              <text:list-item>
                <text:p text:style-name="P30">right-click &gt; r &gt; i &gt; <text:span text:style-name="T8">↑ &gt; Ret (inset rows)</text:span></text:p>
                <text:list>
                  <text:list-item>
                    <text:p text:style-name="P31">enter “a” x 3 (marker)</text:p>
                  </text:list-item>
                  <text:list-item>
                    <text:p text:style-name="P31">M – w &gt; a (new window)</text:p>
                  </text:list-item>
                </text:list>
              </text:list-item>
              <text:list-item>
                <text:p text:style-name="P31">C – f &gt; “@”x3 &gt; Ret (find “@”x3)</text:p>
                <text:list>
                  <text:list-item>
                    <text:p text:style-name="P31">C – x (cut)</text:p>
                  </text:list-item>
                  <text:list-item>
                    <text:p text:style-name="P31">C – f &gt; “a” x 3 &gt; Ret &gt; C – v (find, paste)</text:p>
                  </text:list-item>
                </text:list>
              </text:list-item>
              <text:list-item>
                <text:p text:style-name="P31">C – f &gt; “]” &gt; Ret (find “template”)</text:p>
                <text:list>
                  <text:list-item>
                    <text:p text:style-name="P31">select ==&gt; cells</text:p>
                  </text:list-item>
                  <text:list-item>
                    <text:p text:style-name="P31">C – c &gt; C – Home &gt; C – f &gt; “@” x 3 (copy, find label)</text:p>
                  </text:list-item>
                  <text:list-item>
                    <text:p text:style-name="P31">C - ← x 2 &gt; ↑ <text:s/>(navigation)</text:p>
                  </text:list-item>
                </text:list>
              </text:list-item>
              <text:list-item>
                <text:p text:style-name="P31"/>
              </text:list-item>
            </text:list>
          </table:table-cell>
        </table:table-row>
        <table:table-row>
          <table:table-cell table:style-name="表1.A2" office:value-type="string">
            <text:p text:style-name="P27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5595262195484655930" text:style-name="L3">
              <text:list-item>
                <text:p text:style-name="P32">in a cell</text:p>
                <text:list>
                  <text:list-item>
                    <text:p text:style-name="P32">C – End</text:p>
                  </text:list-item>
                  <text:list-item>
                    <text:p text:style-name="P32">Right click &gt; r &gt; i &gt; C – a &gt; 7 &gt; Ret (insert rows)</text:p>
                  </text:list-item>
                </text:list>
              </text:list-item>
              <text:list-item>
                <text:p text:style-name="P32">template ==&gt; C/P</text:p>
              </text:list-item>
              <text:list-item>
                <text:p text:style-name="P32">enter ==&gt; verse number</text:p>
                <text:list>
                  <text:list-item>
                    <text:p text:style-name="P32">copy → trunk string</text:p>
                  </text:list-item>
                  <text:list-item>
                    <text:p text:style-name="P32">↓ &gt; C – v &gt; number &gt; Ret &gt; ↓</text:p>
                  </text:list-item>
                </text:list>
              </text:list-item>
              <text:list-item>
                <text:p text:style-name="P32">text ==&gt; C/P</text:p>
              </text:list-item>
              <text:list-item>
                <text:p text:style-name="P32">select ==&gt; string</text:p>
                <text:list>
                  <text:list-item>
                    <text:p text:style-name="P32">click on the right side of a numbering char</text:p>
                  </text:list-item>
                  <text:list-item>
                    <text:p text:style-name="P32">S – X (X = any char in the first line of the target text)</text:p>
                  </text:list-item>
                  <text:list-item>
                    <text:p text:style-name="P32">S – End (select the whole text area)</text:p>
                  </text:list-item>
                  <text:list-item>
                    <text:p text:style-name="P32">C – x (cut)</text:p>
                  </text:list-item>
                  <text:list-item>
                    <text:p text:style-name="P32">Tab (back)</text:p>
                  </text:list-item>
                  <text:list-item>
                    <text:p text:style-name="P32">C – v</text:p>
                  </text:list-item>
                  <text:list-item>
                    <text:p text:style-name="P32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7"/>
          </table:table-cell>
        </table:table-row>
      </table:table>
      <text:p text:style-name="P14"/>
      <text:p text:style-name="P17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6722862618675600996" text:style-name="L4">
              <text:list-item>
                <text:p text:style-name="P33">C – end (move to the end of the cell)</text:p>
              </text:list-item>
              <text:list-item>
                <text:p text:style-name="P33">Right click &gt; r &gt; i &gt; ↑ &gt; Ret (insert rows)</text:p>
              </text:list-item>
              <text:list-item>
                <text:p text:style-name="P33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7"/>
          </table:table-cell>
        </table:table-row>
      </table:table>
      <text:p text:style-name="P14"/>
      <text:p text:style-name="P14"/>
      <text:p text:style-name="P14"/>
      <text:p text:style-name="P14"/>
      <text:p text:style-name="P14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12T17:10:04.37</dc:date>
    <dc:creator>iwabuchi ken</dc:creator>
    <meta:editing-duration>P6DT14H2M39S</meta:editing-duration>
    <meta:editing-cycles>505</meta:editing-cycles>
    <meta:generator>OpenOffice/4.1.3$Win32 OpenOffice.org_project/413m1$Build-9783</meta:generator>
    <meta:document-statistic meta:table-count="12" meta:image-count="0" meta:object-count="0" meta:page-count="34" meta:paragraph-count="826" meta:word-count="4862" meta:character-count="23155"/>
  </office:meta>
</office:document-meta>
</file>